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5pt" style:font-size-asian="5pt" style:font-size-complex="5pt"/>
    </style:style>
    <style:style style:name="P2" style:family="paragraph">
      <style:paragraph-properties fo:text-align="center"/>
      <style:text-properties fo:font-size="2.5pt" style:font-size-asian="2.5pt" style:font-size-complex="2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pt" style:font-size-asian="3pt" style:font-size-complex="3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2.5pt" style:font-size-asian="2.5pt" style:font-size-complex="2.5pt"/>
    </style:style>
    <style:style style:name="T3" style:family="text">
      <style:text-properties fo:font-size="3pt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1.1cm" svg:height="0.5cm" svg:x="10.2cm" svg:y="5.3cm">
          <text:p text:style-name="P1"><text:span text:style-name="T1">Front End</text:span></text:p>
        </draw:rect>
        <draw:rect draw:style-name="gr1" draw:text-style-name="P1" xml:id="id4" draw:id="id4" draw:layer="layout" svg:width="1.1cm" svg:height="0.5cm" svg:x="8.7cm" svg:y="6.3cm">
          <text:p text:style-name="P1"><text:span text:style-name="T1">History</text:span></text:p>
        </draw:rect>
        <draw:rect draw:style-name="gr1" draw:text-style-name="P1" xml:id="id37" draw:id="id37" draw:layer="layout" svg:width="1.1cm" svg:height="0.5cm" svg:x="10.2cm" svg:y="6.3cm">
          <text:p text:style-name="P1"><text:span text:style-name="T1">Gallery</text:span></text:p>
        </draw:rect>
        <draw:rect draw:style-name="gr1" draw:text-style-name="P1" xml:id="id42" draw:id="id42" draw:layer="layout" svg:width="1.1cm" svg:height="0.5cm" svg:x="11.9cm" svg:y="6.3cm">
          <text:p text:style-name="P1"><text:span text:style-name="T1">Marks</text:span></text:p>
        </draw:rect>
        <draw:rect draw:style-name="gr1" draw:text-style-name="P2" draw:layer="layout" svg:width="0.5cm" svg:height="0.227cm" svg:x="12.4cm" svg:y="5.273cm">
          <text:p text:style-name="P2"><text:span text:style-name="T2">Register</text:span></text:p>
        </draw:rect>
        <draw:rect draw:style-name="gr1" draw:text-style-name="P2" draw:layer="layout" svg:width="0.5cm" svg:height="0.227cm" svg:x="13.1cm" svg:y="5.273cm">
          <text:p text:style-name="P2"><text:span text:style-name="T2">Location</text:span></text:p>
        </draw:rect>
        <draw:rect draw:style-name="gr1" draw:text-style-name="P2" draw:layer="layout" svg:width="0.5cm" svg:height="0.227cm" svg:x="13.8cm" svg:y="5.273cm">
          <text:p text:style-name="P2"><text:span text:style-name="T2">About</text:span></text:p>
        </draw:rect>
        <draw:rect draw:style-name="gr1" draw:text-style-name="P1" xml:id="id3" draw:id="id3" draw:layer="layout" svg:width="1.1cm" svg:height="0.5cm" svg:x="7.2cm" svg:y="6.3cm">
          <text:p text:style-name="P1"><text:span text:style-name="T1">Home</text:span></text:p>
        </draw:rect>
        <draw:connector draw:style-name="gr2" draw:text-style-name="P3" draw:layer="layout" svg:x1="11.3cm" svg:y1="5.55cm" svg:x2="11.3cm" svg:y2="5.55cm" draw:start-shape="id1" draw:start-glue-point="1" draw:end-shape="id1" svg:d="M11300 5550z">
          <text:p/>
        </draw:connector>
        <draw:line draw:style-name="gr3" draw:text-style-name="P3" draw:layer="layout" svg:x1="10.8cm" svg:y1="5.8cm" svg:x2="10.8cm" svg:y2="6.1cm">
          <text:p/>
        </draw:line>
        <draw:line draw:style-name="gr3" draw:text-style-name="P3" draw:layer="layout" svg:x1="10.8cm" svg:y1="6.1cm" svg:x2="8.2cm" svg:y2="6.1cm">
          <text:p/>
        </draw:line>
        <draw:line draw:style-name="gr3" draw:text-style-name="P3" draw:layer="layout" svg:x1="7.8cm" svg:y1="6.1cm" svg:x2="7.8cm" svg:y2="6.3cm">
          <text:p/>
        </draw:line>
        <draw:line draw:style-name="gr3" draw:text-style-name="P3" draw:layer="layout" svg:x1="9.3cm" svg:y1="6.1cm" svg:x2="9.3cm" svg:y2="6.3cm">
          <text:p/>
        </draw:line>
        <draw:line draw:style-name="gr3" draw:text-style-name="P3" draw:layer="layout" svg:x1="10.8cm" svg:y1="6.1cm" svg:x2="13.4cm" svg:y2="6.1cm">
          <text:p/>
        </draw:line>
        <draw:line draw:style-name="gr3" draw:text-style-name="P3" draw:layer="layout" svg:x1="12.5cm" svg:y1="6.1cm" svg:x2="12.5cm" svg:y2="6.3cm">
          <text:p/>
        </draw:line>
        <draw:line draw:style-name="gr3" draw:text-style-name="P3" draw:layer="layout" svg:x1="11.3cm" svg:y1="5.5cm" svg:x2="11.9cm" svg:y2="5.5cm">
          <text:p/>
        </draw:line>
        <draw:line draw:style-name="gr3" draw:text-style-name="P3" draw:layer="layout" svg:x1="11.9cm" svg:y1="5.5cm" svg:x2="11.9cm" svg:y2="5.7cm">
          <text:p/>
        </draw:line>
        <draw:line draw:style-name="gr3" draw:text-style-name="P3" draw:layer="layout" svg:x1="11.9cm" svg:y1="5.7cm" svg:x2="14.1cm" svg:y2="5.7cm">
          <text:p/>
        </draw:line>
        <draw:line draw:style-name="gr3" draw:text-style-name="P3" draw:layer="layout" svg:x1="14.1cm" svg:y1="5.7cm" svg:x2="14.1cm" svg:y2="5.5cm">
          <text:p/>
        </draw:line>
        <draw:line draw:style-name="gr3" draw:text-style-name="P3" draw:layer="layout" svg:x1="13.4cm" svg:y1="5.7cm" svg:x2="13.4cm" svg:y2="5.5cm">
          <text:p/>
        </draw:line>
        <draw:line draw:style-name="gr3" draw:text-style-name="P3" draw:layer="layout" svg:x1="12.7cm" svg:y1="5.7cm" svg:x2="12.7cm" svg:y2="5.5cm">
          <text:p/>
        </draw:line>
        <draw:rect draw:style-name="gr1" draw:text-style-name="P2" draw:layer="layout" svg:width="0.5cm" svg:height="0.227cm" svg:x="14.5cm" svg:y="5.273cm">
          <text:p text:style-name="P2"><text:span text:style-name="T2">Login</text:span></text:p>
        </draw:rect>
        <draw:line draw:style-name="gr3" draw:text-style-name="P3" draw:layer="layout" svg:x1="14.8cm" svg:y1="5.7cm" svg:x2="14.8cm" svg:y2="5.5cm">
          <text:p/>
        </draw:line>
        <draw:line draw:style-name="gr3" draw:text-style-name="P3" draw:layer="layout" svg:x1="14.1cm" svg:y1="5.7cm" svg:x2="14.8cm" svg:y2="5.7cm">
          <text:p/>
        </draw:line>
        <draw:rect draw:style-name="gr1" draw:text-style-name="P1" xml:id="id31" draw:id="id31" draw:layer="layout" svg:width="1.1cm" svg:height="0.5cm" svg:x="13.6cm" svg:y="6.3cm">
          <text:p text:style-name="P1"><text:span text:style-name="T1">Products</text:span></text:p>
        </draw:rect>
        <draw:line draw:style-name="gr3" draw:text-style-name="P3" draw:layer="layout" svg:x1="14.2cm" svg:y1="6.1cm" svg:x2="14.2cm" svg:y2="6.3cm">
          <text:p/>
        </draw:line>
        <draw:line draw:style-name="gr3" draw:text-style-name="P3" draw:layer="layout" svg:x1="10.8cm" svg:y1="6.1cm" svg:x2="10.8cm" svg:y2="6.3cm">
          <text:p/>
        </draw:line>
        <draw:line draw:style-name="gr3" draw:text-style-name="P3" draw:layer="layout" svg:x1="8.2cm" svg:y1="6.1cm" svg:x2="7.8cm" svg:y2="6.1cm">
          <text:p/>
        </draw:line>
        <draw:line draw:style-name="gr3" draw:text-style-name="P3" draw:layer="layout" svg:x1="13.4cm" svg:y1="6.1cm" svg:x2="14.2cm" svg:y2="6.1cm">
          <text:p/>
        </draw:line>
        <draw:rect draw:style-name="gr1" draw:text-style-name="P4" draw:layer="layout" svg:width="0.8cm" svg:height="0.364cm" svg:x="7.3cm" svg:y="7.2cm">
          <text:p text:style-name="P4"><text:span text:style-name="T3">Volunteering</text:span></text:p>
        </draw:rect>
        <draw:rect draw:style-name="gr1" draw:text-style-name="P4" xml:id="id2" draw:id="id2" draw:layer="layout" svg:width="0.8cm" svg:height="0.364cm" svg:x="7.2cm" svg:y="8.2cm">
          <text:p text:style-name="P4"><text:span text:style-name="T3">Donations</text:span></text:p>
        </draw:rect>
        <draw:custom-shape draw:style-name="gr4" draw:text-style-name="P3" draw:layer="layout" svg:width="0.4cm" svg:height="0.4cm" svg:x="8.3cm" svg:y="8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0.4cm" svg:height="0.4cm" svg:x="8.3cm" svg:y="7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1" draw:text-style-name="P4" xml:id="id5" draw:id="id5" draw:layer="layout" svg:width="0.8cm" svg:height="0.364cm" svg:x="9.4cm" svg:y="7.236cm">
          <text:p text:style-name="P4"><text:span text:style-name="T3">The common</text:span></text:p>
          <text:p text:style-name="P4"><text:span text:style-name="T3">Snapping</text:span></text:p>
          <text:p text:style-name="P4"><text:span text:style-name="T3">Turtle</text:span></text:p>
        </draw:rect>
        <draw:line draw:style-name="gr3" draw:text-style-name="P3" draw:layer="layout" svg:x1="7.8cm" svg:y1="6.8cm" svg:x2="7.8cm" svg:y2="7.2cm">
          <text:p/>
        </draw:line>
        <draw:line draw:style-name="gr3" draw:text-style-name="P3" draw:layer="layout" svg:x1="7.8cm" svg:y1="6.8cm" svg:x2="7.8cm" svg:y2="7.2cm">
          <text:p/>
        </draw:line>
        <draw:connector draw:style-name="gr3" draw:text-style-name="P3" draw:layer="layout" draw:type="lines" svg:x1="7.2cm" svg:y1="8.382cm" svg:x2="7.2cm" svg:y2="6.55cm" draw:start-shape="id2" draw:start-glue-point="3" draw:end-shape="id3" draw:end-glue-point="3" svg:d="M7200 8382h-501v-1832h501">
          <text:p/>
        </draw:connector>
        <draw:line draw:style-name="gr3" draw:text-style-name="P3" draw:layer="layout" svg:x1="8.1cm" svg:y1="7.4cm" svg:x2="8.3cm" svg:y2="7.4cm">
          <text:p/>
        </draw:line>
        <draw:line draw:style-name="gr3" draw:text-style-name="P3" draw:layer="layout" svg:x1="8cm" svg:y1="8.4cm" svg:x2="8.3cm" svg:y2="8.4cm">
          <text:p/>
        </draw:line>
        <draw:connector draw:style-name="gr2" draw:text-style-name="P3" draw:layer="layout" svg:x1="9.25cm" svg:y1="6.8cm" svg:x2="9.8cm" svg:y2="7.236cm" draw:start-shape="id4" draw:start-glue-point="2" draw:end-shape="id5" draw:end-glue-point="0" svg:d="M9250 6800v218h550v218">
          <text:p/>
        </draw:connector>
        <draw:rect draw:style-name="gr1" draw:text-style-name="P4" xml:id="id6" draw:id="id6" draw:layer="layout" svg:width="0.8cm" svg:height="0.364cm" svg:x="9.4cm" svg:y="8.2cm">
          <text:p text:style-name="P4"><text:span text:style-name="T3">The Alligator</text:span></text:p>
          <text:p text:style-name="P4"><text:span text:style-name="T3">Snapping</text:span></text:p>
          <text:p text:style-name="P4"><text:span text:style-name="T3">Turtle</text:span></text:p>
        </draw:rect>
        <draw:connector draw:style-name="gr2" draw:text-style-name="P3" draw:layer="layout" svg:x1="9.25cm" svg:y1="6.8cm" svg:x2="9.4cm" svg:y2="8.382cm" draw:start-shape="id4" draw:start-glue-point="2" draw:end-shape="id6" draw:end-glue-point="3" svg:d="M9250 6800v700h-351v882h501">
          <text:p/>
        </draw:connector>
        <draw:custom-shape draw:style-name="gr4" draw:text-style-name="P3" draw:layer="layout" svg:width="0.4cm" svg:height="0.4cm" svg:x="10.5cm" svg:y="7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0.4cm" svg:height="0.4cm" svg:x="10.5cm" svg:y="8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3" draw:layer="layout" svg:x1="10.2cm" svg:y1="7.4cm" svg:x2="10.5cm" svg:y2="7.4cm">
          <text:p/>
        </draw:line>
        <draw:line draw:style-name="gr3" draw:text-style-name="P3" draw:layer="layout" svg:x1="10.2cm" svg:y1="8.4cm" svg:x2="10.5cm" svg:y2="8.4cm">
          <text:p/>
        </draw:line>
        <draw:custom-shape draw:style-name="gr4" draw:text-style-name="P3" xml:id="id38" draw:id="id38" draw:layer="layout" svg:width="0.4cm" svg:height="0.4cm" svg:x="11.5cm" svg:y="7.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1" draw:text-style-name="P1" xml:id="id7" draw:id="id7" draw:layer="layout" svg:width="1.76cm" svg:height="0.8cm" svg:x="9.9cm" svg:y="4.2cm">
          <text:p text:style-name="P1"><text:span text:style-name="T1">Snapps</text:span></text:p>
          <text:p text:style-name="P1"><text:span text:style-name="T1">Website</text:span></text:p>
        </draw:rect>
        <draw:line draw:style-name="gr3" draw:text-style-name="P3" draw:layer="layout" svg:x1="10.8cm" svg:y1="5cm" svg:x2="10.8cm" svg:y2="5.3cm">
          <text:p/>
        </draw:line>
        <draw:rect draw:style-name="gr1" draw:text-style-name="P1" xml:id="id8" draw:id="id8" draw:layer="layout" svg:width="1.1cm" svg:height="0.5cm" svg:x="10.2cm" svg:y="9cm">
          <text:p text:style-name="P1"><text:span text:style-name="T1">Back End</text:span></text:p>
        </draw:rect>
        <draw:connector draw:style-name="gr2" draw:text-style-name="P3" draw:layer="layout" draw:line-skew="-3.099cm" svg:x1="9.9cm" svg:y1="4.6cm" svg:x2="10.2cm" svg:y2="9.25cm" draw:start-shape="id7" draw:start-glue-point="3" draw:end-shape="id8" draw:end-glue-point="3" svg:d="M9900 4600h-3600v4650h3900">
          <text:p/>
        </draw:connector>
        <draw:rect draw:style-name="gr1" draw:text-style-name="P1" xml:id="id14" draw:id="id14" draw:layer="layout" svg:width="1.1cm" svg:height="0.5cm" svg:x="12cm" svg:y="9.7cm">
          <text:p text:style-name="P1"><text:span text:style-name="T1">Shipment</text:span></text:p>
          <text:p text:style-name="P1"><text:span text:style-name="T1">Plug-in</text:span></text:p>
        </draw:rect>
        <draw:rect draw:style-name="gr1" draw:text-style-name="P1" xml:id="id18" draw:id="id18" draw:layer="layout" svg:width="1.1cm" svg:height="0.5cm" svg:x="12cm" svg:y="11.5cm">
          <text:p text:style-name="P1"><text:span text:style-name="T1">Business</text:span></text:p>
          <text:p text:style-name="P1"><text:span text:style-name="T1">Data</text:span></text:p>
        </draw:rect>
        <draw:rect draw:style-name="gr1" draw:text-style-name="P1" xml:id="id16" draw:id="id16" draw:layer="layout" svg:width="1.1cm" svg:height="0.5cm" svg:x="12cm" svg:y="10.3cm">
          <text:p text:style-name="P1"><text:span text:style-name="T1">Review</text:span></text:p>
          <text:p text:style-name="P1"><text:span text:style-name="T1">System</text:span></text:p>
        </draw:rect>
        <draw:rect draw:style-name="gr1" draw:text-style-name="P1" xml:id="id9" draw:id="id9" draw:layer="layout" svg:width="1.1cm" svg:height="0.5cm" svg:x="8.5cm" svg:y="9.7cm">
          <text:p text:style-name="P1"><text:span text:style-name="T1">Platform</text:span></text:p>
          <text:p text:style-name="P1"><text:span text:style-name="T1">Integration</text:span></text:p>
        </draw:rect>
        <draw:rect draw:style-name="gr1" draw:text-style-name="P1" xml:id="id12" draw:id="id12" draw:layer="layout" svg:width="1.1cm" svg:height="0.5cm" svg:x="8.5cm" svg:y="10.9cm">
          <text:p text:style-name="P1"><text:span text:style-name="T1">Newsletter</text:span></text:p>
        </draw:rect>
        <draw:rect draw:style-name="gr1" draw:text-style-name="P1" xml:id="id13" draw:id="id13" draw:layer="layout" svg:width="1.1cm" svg:height="0.5cm" svg:x="8.5cm" svg:y="11.5cm">
          <text:p text:style-name="P1"><text:span text:style-name="T1">Payment</text:span></text:p>
          <text:p text:style-name="P1"><text:span text:style-name="T1">Plug-ins</text:span></text:p>
        </draw:rect>
        <draw:rect draw:style-name="gr1" draw:text-style-name="P1" xml:id="id11" draw:id="id11" draw:layer="layout" svg:width="1.1cm" svg:height="0.5cm" svg:x="8.5cm" svg:y="10.3cm">
          <text:p text:style-name="P1"><text:span text:style-name="T1">Point</text:span></text:p>
          <text:p text:style-name="P1"><text:span text:style-name="T1">System</text:span></text:p>
        </draw:rect>
        <draw:rect draw:style-name="gr1" draw:text-style-name="P1" xml:id="id17" draw:id="id17" draw:layer="layout" svg:width="1.1cm" svg:height="0.5cm" svg:x="12cm" svg:y="10.9cm">
          <text:p text:style-name="P1"><text:span text:style-name="T1">Management</text:span></text:p>
        </draw:rect>
        <draw:connector draw:style-name="gr2" draw:text-style-name="P3" xml:id="id10" draw:id="id10" draw:layer="layout" draw:line-skew="-1.101cm" svg:x1="10.75cm" svg:y1="9.5cm" svg:x2="8.5cm" svg:y2="9.95cm" draw:start-shape="id8" draw:start-glue-point="2" draw:end-shape="id9" draw:end-glue-point="3" svg:d="M10750 9500v100h-2751v350h501">
          <text:p/>
        </draw:connector>
        <draw:connector draw:style-name="gr2" draw:text-style-name="P3" draw:layer="layout" svg:x1="7.999cm" svg:y1="9.6cm" svg:x2="8.5cm" svg:y2="10.55cm" draw:start-shape="id10" draw:start-glue-point="0" draw:end-shape="id11" draw:end-glue-point="3" svg:d="M7999 9600h-501v950h1002">
          <text:p/>
        </draw:connector>
        <draw:connector draw:style-name="gr2" draw:text-style-name="P3" draw:layer="layout" svg:x1="7.999cm" svg:y1="9.6cm" svg:x2="8.5cm" svg:y2="11.15cm" draw:start-shape="id10" draw:start-glue-point="0" draw:end-shape="id12" draw:end-glue-point="3" svg:d="M7999 9600h-501v1550h1002">
          <text:p/>
        </draw:connector>
        <draw:connector draw:style-name="gr2" draw:text-style-name="P3" draw:layer="layout" svg:x1="7.999cm" svg:y1="9.6cm" svg:x2="8.5cm" svg:y2="11.75cm" draw:start-shape="id10" draw:start-glue-point="0" draw:end-shape="id13" draw:end-glue-point="3" svg:d="M7999 9600h-501v2150h1002">
          <text:p/>
        </draw:connector>
        <draw:connector draw:style-name="gr2" draw:text-style-name="P3" xml:id="id15" draw:id="id15" draw:layer="layout" draw:line-skew="-1.101cm" svg:x1="10.75cm" svg:y1="9.5cm" svg:x2="13.1cm" svg:y2="9.95cm" draw:start-shape="id8" draw:start-glue-point="2" draw:end-shape="id14" draw:end-glue-point="1" svg:d="M10750 9500v100h2851v350h-501">
          <text:p/>
        </draw:connector>
        <draw:connector draw:style-name="gr2" draw:text-style-name="P3" draw:layer="layout" svg:x1="13.601cm" svg:y1="9.6cm" svg:x2="13.1cm" svg:y2="10.55cm" draw:start-shape="id15" draw:start-glue-point="0" draw:end-shape="id16" draw:end-glue-point="1" svg:d="M13601 9600h501v950h-1002">
          <text:p/>
        </draw:connector>
        <draw:connector draw:style-name="gr2" draw:text-style-name="P3" draw:layer="layout" svg:x1="13.601cm" svg:y1="9.6cm" svg:x2="13.1cm" svg:y2="11.15cm" draw:start-shape="id15" draw:start-glue-point="0" draw:end-shape="id17" draw:end-glue-point="1" svg:d="M13601 9600h501v1550h-1002">
          <text:p/>
        </draw:connector>
        <draw:connector draw:style-name="gr2" draw:text-style-name="P3" draw:layer="layout" svg:x1="13.601cm" svg:y1="9.6cm" svg:x2="13.1cm" svg:y2="11.75cm" draw:start-shape="id15" draw:start-glue-point="0" draw:end-shape="id18" draw:end-glue-point="1" svg:d="M13601 9600h501v2150h-1002">
          <text:p/>
        </draw:connector>
        <draw:rect draw:style-name="gr1" draw:text-style-name="P1" xml:id="id19" draw:id="id19" draw:layer="layout" svg:width="1.1cm" svg:height="0.5cm" svg:x="8.5cm" svg:y="12.1cm">
          <text:p text:style-name="P1"><text:span text:style-name="T1">Admin</text:span></text:p>
          <text:p text:style-name="P1"><text:span text:style-name="T1">login</text:span></text:p>
        </draw:rect>
        <draw:rect draw:style-name="gr1" draw:text-style-name="P1" xml:id="id20" draw:id="id20" draw:layer="layout" svg:width="1.2cm" svg:height="0.5cm" svg:x="11.9cm" svg:y="12.1cm">
          <text:p text:style-name="P1"><text:span text:style-name="T1">Other</text:span></text:p>
          <text:p text:style-name="P1"><text:span text:style-name="T1">Functionalities</text:span></text:p>
        </draw:rect>
        <draw:connector draw:style-name="gr2" draw:text-style-name="P3" draw:layer="layout" svg:x1="7.999cm" svg:y1="9.6cm" svg:x2="8.5cm" svg:y2="12.35cm" draw:start-shape="id10" draw:start-glue-point="0" draw:end-shape="id19" draw:end-glue-point="3" svg:d="M7999 9600h-501v2750h1002">
          <text:p/>
        </draw:connector>
        <draw:connector draw:style-name="gr2" draw:text-style-name="P3" draw:layer="layout" svg:x1="13.601cm" svg:y1="9.6cm" svg:x2="13.1cm" svg:y2="12.35cm" draw:start-shape="id15" draw:start-glue-point="0" draw:end-shape="id20" draw:end-glue-point="1" svg:d="M13601 9600h501v2750h-1002">
          <text:p/>
        </draw:connector>
        <draw:custom-shape draw:style-name="gr4" draw:text-style-name="P3" xml:id="id21" draw:id="id21" draw:layer="layout" svg:width="0.4cm" svg:height="0.4cm" svg:x="10.3cm" svg:y="9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6" draw:id="id26" draw:layer="layout" svg:width="0.4cm" svg:height="0.4cm" svg:x="10.9cm" svg:y="9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2" draw:id="id22" draw:layer="layout" svg:width="0.4cm" svg:height="0.4cm" svg:x="10.3cm" svg:y="10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3" draw:id="id23" draw:layer="layout" svg:width="0.4cm" svg:height="0.4cm" svg:x="10.3cm" svg:y="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4" draw:id="id24" draw:layer="layout" svg:width="0.4cm" svg:height="0.4cm" svg:x="10.3cm" svg:y="11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5" draw:id="id25" draw:layer="layout" svg:width="0.4cm" svg:height="0.4cm" svg:x="10.3cm" svg:y="12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7" draw:id="id27" draw:layer="layout" svg:width="0.4cm" svg:height="0.4cm" svg:x="10.9cm" svg:y="10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8" draw:id="id28" draw:layer="layout" svg:width="0.4cm" svg:height="0.4cm" svg:x="10.9cm" svg:y="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29" draw:id="id29" draw:layer="layout" svg:width="0.4cm" svg:height="0.4cm" svg:x="10.9cm" svg:y="11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30" draw:id="id30" draw:layer="layout" svg:width="0.4cm" svg:height="0.4cm" svg:x="10.9cm" svg:y="12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svg:x1="9.6cm" svg:y1="9.95cm" svg:x2="10.3cm" svg:y2="10cm" draw:start-shape="id9" draw:start-glue-point="1" draw:end-shape="id21" draw:end-glue-point="5" svg:d="M9600 9950h350v50h350">
          <text:p/>
        </draw:connector>
        <draw:connector draw:style-name="gr2" draw:text-style-name="P3" draw:layer="layout" svg:x1="9.6cm" svg:y1="10.55cm" svg:x2="10.3cm" svg:y2="10.6cm" draw:start-shape="id11" draw:start-glue-point="1" draw:end-shape="id22" draw:end-glue-point="5" svg:d="M9600 10550h350v50h350">
          <text:p/>
        </draw:connector>
        <draw:connector draw:style-name="gr2" draw:text-style-name="P3" draw:layer="layout" svg:x1="9.6cm" svg:y1="11.15cm" svg:x2="10.3cm" svg:y2="11.2cm" draw:start-shape="id12" draw:start-glue-point="1" draw:end-shape="id23" draw:end-glue-point="5" svg:d="M9600 11150h350v50h350">
          <text:p/>
        </draw:connector>
        <draw:connector draw:style-name="gr2" draw:text-style-name="P3" draw:layer="layout" svg:x1="9.6cm" svg:y1="11.75cm" svg:x2="10.3cm" svg:y2="11.8cm" draw:start-shape="id13" draw:start-glue-point="1" draw:end-shape="id24" draw:end-glue-point="5" svg:d="M9600 11750h350v50h350">
          <text:p/>
        </draw:connector>
        <draw:connector draw:style-name="gr2" draw:text-style-name="P3" draw:layer="layout" svg:x1="9.6cm" svg:y1="12.35cm" svg:x2="10.3cm" svg:y2="12.4cm" draw:start-shape="id19" draw:start-glue-point="1" draw:end-shape="id25" draw:end-glue-point="5" svg:d="M9600 12350h350v50h350">
          <text:p/>
        </draw:connector>
        <draw:connector draw:style-name="gr2" draw:text-style-name="P3" draw:layer="layout" svg:x1="12cm" svg:y1="9.95cm" svg:x2="11.3cm" svg:y2="10cm" draw:start-shape="id14" draw:start-glue-point="3" draw:end-shape="id26" draw:end-glue-point="7" svg:d="M12000 9950h-349v50h-351">
          <text:p/>
        </draw:connector>
        <draw:connector draw:style-name="gr2" draw:text-style-name="P3" draw:layer="layout" svg:x1="12cm" svg:y1="10.55cm" svg:x2="11.3cm" svg:y2="10.6cm" draw:start-shape="id16" draw:start-glue-point="3" draw:end-shape="id27" draw:end-glue-point="7" svg:d="M12000 10550h-349v50h-351">
          <text:p/>
        </draw:connector>
        <draw:connector draw:style-name="gr2" draw:text-style-name="P3" draw:layer="layout" svg:x1="12cm" svg:y1="11.15cm" svg:x2="11.3cm" svg:y2="11.2cm" draw:start-shape="id17" draw:start-glue-point="3" draw:end-shape="id28" draw:end-glue-point="7" svg:d="M12000 11150h-349v50h-351">
          <text:p/>
        </draw:connector>
        <draw:connector draw:style-name="gr2" draw:text-style-name="P3" draw:layer="layout" svg:x1="12cm" svg:y1="11.75cm" svg:x2="11.3cm" svg:y2="11.8cm" draw:start-shape="id18" draw:start-glue-point="3" draw:end-shape="id29" draw:end-glue-point="7" svg:d="M12000 11750h-349v50h-351">
          <text:p/>
        </draw:connector>
        <draw:connector draw:style-name="gr2" draw:text-style-name="P3" draw:layer="layout" svg:x1="11.9cm" svg:y1="12.35cm" svg:x2="11.3cm" svg:y2="12.4cm" draw:start-shape="id20" draw:start-glue-point="3" draw:end-shape="id30" draw:end-glue-point="7" svg:d="M11900 12350h-299v50h-301">
          <text:p/>
        </draw:connector>
        <draw:custom-shape draw:style-name="gr4" draw:text-style-name="P3" xml:id="id32" draw:id="id32" draw:layer="layout" svg:width="0.4cm" svg:height="0.4cm" svg:x="14.5cm" svg:y="7.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34" draw:id="id34" draw:layer="layout" svg:width="0.4cm" svg:height="0.4cm" svg:x="14.5cm" svg:y="7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35" draw:id="id35" draw:layer="layout" svg:width="0.4cm" svg:height="0.4cm" svg:x="14.5cm" svg:y="8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36" draw:id="id36" draw:layer="layout" svg:width="0.4cm" svg:height="0.4cm" svg:x="14.5cm" svg:y="8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xml:id="id33" draw:id="id33" draw:layer="layout" svg:x1="14.15cm" svg:y1="6.8cm" svg:x2="14.5cm" svg:y2="7.3cm" draw:start-shape="id31" draw:start-glue-point="2" draw:end-shape="id32" draw:end-glue-point="5" svg:d="M14150 6800v500h350">
          <text:p/>
        </draw:connector>
        <draw:connector draw:style-name="gr2" draw:text-style-name="P3" draw:layer="layout" svg:x1="14.15cm" svg:y1="7.3cm" svg:x2="14.5cm" svg:y2="7.9cm" draw:start-shape="id33" draw:start-glue-point="0" draw:end-shape="id34" draw:end-glue-point="5" svg:d="M14150 7300h-501v600h851">
          <text:p/>
        </draw:connector>
        <draw:connector draw:style-name="gr2" draw:text-style-name="P3" draw:layer="layout" svg:x1="14.15cm" svg:y1="7.3cm" svg:x2="14.5cm" svg:y2="8.4cm" draw:start-shape="id33" draw:start-glue-point="0" draw:end-shape="id35" draw:end-glue-point="5" svg:d="M14150 7300h-501v1100h851">
          <text:p/>
        </draw:connector>
        <draw:connector draw:style-name="gr2" draw:text-style-name="P3" draw:layer="layout" svg:x1="14.15cm" svg:y1="7.3cm" svg:x2="14.5cm" svg:y2="9cm" draw:start-shape="id33" draw:start-glue-point="0" draw:end-shape="id36" draw:end-glue-point="5" svg:d="M14150 7300h-501v1700h851">
          <text:p/>
        </draw:connector>
        <draw:custom-shape draw:style-name="gr4" draw:text-style-name="P3" xml:id="id43" draw:id="id43" draw:layer="layout" svg:width="0.4cm" svg:height="0.4cm" svg:x="12.9cm" svg:y="7.1cm">
          <text:p/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39" draw:id="id39" draw:layer="layout" svg:width="0.4cm" svg:height="0.4cm" svg:x="11.5cm" svg:y="7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41" draw:id="id41" draw:layer="layout" svg:width="0.4cm" svg:height="0.4cm" svg:x="11.5cm" svg:y="8.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svg:x1="11.3cm" svg:y1="6.55cm" svg:x2="11.5cm" svg:y2="7.3cm" draw:start-shape="id37" draw:start-glue-point="1" draw:end-shape="id38" draw:end-glue-point="5" svg:d="M11300 6550h100v750h100">
          <text:p/>
        </draw:connector>
        <draw:connector draw:style-name="gr2" draw:text-style-name="P3" xml:id="id40" draw:id="id40" draw:layer="layout" draw:line-skew="-1.002cm -0.7cm 0.401cm" svg:x1="11.3cm" svg:y1="6.55cm" svg:x2="11.5cm" svg:y2="7.9cm" draw:start-shape="id37" draw:start-glue-point="1" draw:end-shape="id39" draw:end-glue-point="5" svg:d="M11300 6550h100v1350h100">
          <text:p/>
        </draw:connector>
        <draw:connector draw:style-name="gr2" draw:text-style-name="P3" draw:layer="layout" svg:x1="11.4cm" svg:y1="7.9cm" svg:x2="11.5cm" svg:y2="8.5cm" draw:start-shape="id40" draw:start-glue-point="0" draw:end-shape="id41" draw:end-glue-point="5" svg:d="M11400 7900v600h100">
          <text:p/>
        </draw:connector>
        <draw:connector draw:style-name="gr2" draw:text-style-name="P3" draw:layer="layout" svg:x1="12.45cm" svg:y1="6.8cm" svg:x2="12.9cm" svg:y2="7.3cm" draw:start-shape="id42" draw:start-glue-point="2" draw:end-shape="id43" draw:end-glue-point="5" svg:d="M12450 6800v500h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indsay</meta:initial-creator>
    <meta:creation-date>2017-07-23T17:06:05.69</meta:creation-date>
    <dc:date>2017-07-24T12:34:44.50</dc:date>
    <dc:creator>Alex Lindsay</dc:creator>
    <meta:editing-duration>PT19H28M37S</meta:editing-duration>
    <meta:editing-cycles>5</meta:editing-cycles>
    <meta:generator>OpenOffice/4.1.3$Win32 OpenOffice.org_project/413m1$Build-9783</meta:generator>
    <meta:document-statistic meta:object-count="106"/>
  </office:meta>
</office:document-meta>
</file>